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nt main()</text:p>
          </table:table-cell>
          <table:table-cell table:style-name="ce4"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void czyPierwszUruchomienie()</text:p>
          </table:table-cell>
          <table:table-cell table:number-columns-repeated="5"/>
          <table:table-cell office:value-type="string" calcext:value-type="string">
            <text:p>void logowanieCzyRejestracja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void rejestracja()</text:p>
          </table:table-cell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pobiera info i wywoluje odpowiednia funkcje</text:p>
          </table:table-cell>
        </table:table-row>
        <table:table-row table:style-name="ro1">
          <table:table-cell table:style-name="ce2"/>
          <table:table-cell office:value-type="string" calcext:value-type="string">
            <text:p>void logowanie()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void CzyPierwszeLogowanie()</text:p>
          </table:table-cell>
          <table:table-cell table:number-columns-repeated="4"/>
          <table:table-cell office:value-type="string" calcext:value-type="string">
            <text:p>void rejestracja(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tutorialStudent ()</text:p>
          </table:table-cell>
          <table:table-cell table:number-columns-repeated="4"/>
          <table:table-cell office:value-type="string" calcext:value-type="string">
            <text:p>pobiera dane i zapisuje w ‘do zatwierdzenia’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zalogowanyStudent()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wraca do main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MENU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aktualnosciStudent()</text:p>
          </table:table-cell>
          <table:table-cell table:style-name="ce6"/>
          <table:table-cell/>
          <table:table-cell office:value-type="string" calcext:value-type="string">
            <text:p>void czyPierwszUruchomienie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ocenyStudent()</text:p>
          </table:table-cell>
          <table:table-cell table:style-name="ce6"/>
          <table:table-cell table:number-columns-repeated="2"/>
          <table:table-cell office:value-type="string" calcext:value-type="string">
            <text:p>tworzy podstawowa strukture katalogow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alendarzStudent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ursanci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skrzynka()</text:p>
          </table:table-cell>
          <table:table-cell table:style-name="ce6"/>
          <table:table-cell/>
          <table:table-cell office:value-type="string" calcext:value-type="string">
            <text:p>void logowanie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ustawienia()</text:p>
          </table:table-cell>
          <table:table-cell table:style-name="ce6"/>
          <table:table-cell table:number-columns-repeated="2"/>
          <table:table-cell office:value-type="string" calcext:value-type="string">
            <text:p>otwiera plik ‘hasla’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tutorialProfesor()</text:p>
          </table:table-cell>
          <table:table-cell table:number-columns-repeated="4"/>
          <table:table-cell office:value-type="string" calcext:value-type="string">
            <text:p>pobiera login i haslo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zalogowanyProfesor()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szuka w otwartym pliku danych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MENU</text:p>
          </table:table-cell>
          <table:table-cell table:style-name="ce6"/>
          <table:table-cell table:number-columns-repeated="2"/>
          <table:table-cell office:value-type="string" calcext:value-type="string">
            <text:p>loguje, przejscie do void zalogowanyStudent() lub void zalogowanyProfesor() albo mowi ze dane nie poprawne i wraca do początku void logowanie() 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aktualnosciProfesor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ocenyProfesor()</text:p>
          </table:table-cell>
          <table:table-cell table:style-name="ce6"/>
          <table:table-cell/>
          <table:table-cell office:value-type="string" calcext:value-type="string">
            <text:p>void CzyPierwszeLogowanie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alendarzProfesor()</text:p>
          </table:table-cell>
          <table:table-cell table:style-name="ce6"/>
          <table:table-cell table:number-columns-repeated="2"/>
          <table:table-cell office:value-type="string" calcext:value-type="string">
            <text:p>sprawdza, czy uzytkownik loguje się pierwszy raz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ursanci()</text:p>
          </table:table-cell>
          <table:table-cell table:style-name="ce6"/>
          <table:table-cell table:number-columns-repeated="2"/>
          <table:table-cell office:value-type="string" calcext:value-type="string">
            <text:p>sprawdza, czy uzytkownik jest profesorem czy studentem</text:p>
          </table:table-cell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void skrzynka()</text:p>
          </table:table-cell>
          <table:table-cell table:style-name="ce6"/>
          <table:table-cell table:number-columns-repeated="2"/>
          <table:table-cell office:value-type="string" calcext:value-type="string">
            <text:p>void tutorialStudent() lub void tutorialProfesor()</text:p>
          </table:table-cell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void ustawienia()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oid zatwierdzanieKont()</text:p>
          </table:table-cell>
          <table:table-cell table:style-name="ce6"/>
          <table:table-cell/>
          <table:table-cell office:value-type="string" calcext:value-type="string">
            <text:p>void tutorial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rukuje instrukcje obsługi programu dla student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tutorial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rukuje instrukcje obsługi programu dla profesor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logowany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enu na switch + void aktualnosciStudent()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logowany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enu na switch + void aktualnosciProfesor()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aktualnosci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aktualnosci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, konta do zatwierdz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, date wpisania, komentarz, sred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 wszystkich kursantow i pozwala do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 + opcja dodawania wydarzeń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ursanci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wszystkich kursanto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skrzynk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zwala czytac mejle i 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ustawieni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twiera ustawienia danego konta, pozwala zmienic mejla, imię i nazwisko itp.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twierdzanieKo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dane nowego konta i pyta o zgod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nie zgody usuwa dane z pliku do-zatwierdzeni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zgody dopisuje dane do odpowiednich plikow i tworzy katalog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.00.0000</text:date>, <text:time style:data-style-name="N2" text:time-value="15:10:19.56240313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6:05.572367671</meta:creation-date>
    <dc:date>2016-12-30T15:11:13.332151448</dc:date>
    <meta:editing-duration>PT9M39S</meta:editing-duration>
    <meta:editing-cycles>4</meta:editing-cycles>
    <meta:generator>LibreOffice/5.2.2.2$Linux_X86_64 LibreOffice_project/20m0$Build-2</meta:generator>
    <meta:document-statistic meta:table-count="1" meta:cell-count="70" meta:object-count="0"/>
  </office:meta>
</office:document-meta>
</file>